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2671" officeooo:paragraph-rsid="000f2671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0f2671" style:font-size-asian="16pt" style:font-weight-asian="bold" style:font-size-complex="16pt" style:font-weight-complex="bold"/>
    </style:style>
    <style:style style:name="P3" style:family="paragraph" style:parent-style-name="Text_20_body" style:list-style-name="L2"/>
    <style:style style:name="P4" style:family="paragraph" style:parent-style-name="Text_20_body">
      <style:text-properties officeooo:rsid="000f2671" officeooo:paragraph-rsid="000f2671"/>
    </style:style>
    <style:style style:name="P5" style:family="paragraph" style:parent-style-name="Text_20_body">
      <style:text-properties officeooo:rsid="000f2671" officeooo:paragraph-rsid="000fe03d"/>
    </style:style>
    <style:style style:name="P6" style:family="paragraph" style:parent-style-name="Text_20_body">
      <style:text-properties officeooo:rsid="000fe03d" officeooo:paragraph-rsid="000fe03d"/>
    </style:style>
    <style:style style:name="P7" style:family="paragraph" style:parent-style-name="Text_20_body">
      <style:text-properties officeooo:rsid="00121696" officeooo:paragraph-rsid="00121696"/>
    </style:style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Heading_20_4">
      <style:text-properties officeooo:rsid="000f2671" officeooo:paragraph-rsid="000f2671"/>
    </style:style>
    <style:style style:name="P10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officeooo:rsid="000f2671"/>
    </style:style>
    <style:style style:name="T2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Kubernetes </text:span><text:bookmark text:name="getting-started-locally"/>Getting started locally</text:p>
      <text:p text:style-name="P1"/>
      <text:p text:style-name="P4"><text:a xlink:type="simple" xlink:href="http://kubernetes.io/v1.0/docs/getting-started-guides/locally.html#requirements">Requirements</text:a> </text:p>
      <text:list xml:id="list1816342009993043915" text:style-name="L2">
        <text:list-item>
          <text:p text:style-name="P8"><text:a xlink:type="simple" xlink:href="http://kubernetes.io/v1.0/docs/getting-started-guides/locally.html#linux">Linux</text:a> </text:p>
        </text:list-item>
        <text:list-item>
          <text:p text:style-name="P8"><text:a xlink:type="simple" xlink:href="http://kubernetes.io/v1.0/docs/getting-started-guides/locally.html#docker">Docker</text:a> </text:p>
        </text:list-item>
        <text:list-item>
          <text:p text:style-name="P8"><text:a xlink:type="simple" xlink:href="http://kubernetes.io/v1.0/docs/getting-started-guides/locally.html#etcd">etcd</text:a> </text:p>
        </text:list-item>
        <text:list-item>
          <text:p text:style-name="P3"><text:a xlink:type="simple" xlink:href="http://kubernetes.io/v1.0/docs/getting-started-guides/locally.html#go">go</text:a> </text:p>
        </text:list-item>
      </text:list>
      <text:h text:style-name="P9" text:outline-level="4"><text:bookmark text:name="docker"/>Docker</text:h>
      <text:p text:style-name="Text_20_body">At least <text:a xlink:type="simple" xlink:href="https://docs.docker.com/installation/#installation">Docker</text:a> 1.3+. Ensure the Docker daemon is running and can be contacted (try <text:span text:style-name="Source_20_Text">docker ps</text:span>). Some of the Kubernetes components need to run as root, which normally works fine with docker.</text:p>
      <text:h text:style-name="Heading_20_4" text:outline-level="4"><text:bookmark text:name="etcd"/>etcd</text:h>
      <text:p text:style-name="Text_20_body">You need an <text:a xlink:type="simple" xlink:href="https://github.com/coreos/etcd/releases">etcd</text:a> in your path, please make sure it is installed and in your <text:span text:style-name="Source_20_Text">$PATH</text:span>.</text:p>
      <text:p text:style-name="P6">curl -L <text:s/>https://github.com/coreos/etcd/releases/download/v2.2.3/etcd-v2.2.3-linux-amd64.tar.gz -o etcd-v2.2.3-linux-amd64.tar.gz</text:p>
      <text:p text:style-name="P4"><text:a xlink:type="simple" xlink:href="https://github.com/coreos/etcd/releases">https://github.com/coreos/etcd/releases</text:a></text:p>
      <text:h text:style-name="Heading_20_4" text:outline-level="4"><text:bookmark text:name="go"/>go</text:h>
      <text:p text:style-name="Text_20_body">You need <text:a xlink:type="simple" xlink:href="https://golang.org/doc/install">go</text:a> at least 1.3+ in your path, please make sure it is installed and in your <text:span text:style-name="Source_20_Text">$PATH</text:span>.</text:p>
      <text:p text:style-name="Text_20_body"/>
      <text:p text:style-name="Text_20_body">Next, make the directories <text:span text:style-name="Source_20_Text">src/github.com/user/hello</text:span> inside your workspace (if you use GitHub, substitute your user name for <text:span text:style-name="Source_20_Text">user</text:span>), and inside the <text:span text:style-name="Source_20_Text">hello</text:span> directory create a file named <text:span text:style-name="Source_20_Text">hello.go</text:span> with the following contents: </text:p>
      <text:p text:style-name="Preformatted_20_Text">package main</text:p>
      <text:p text:style-name="Preformatted_20_Text"/>
      <text:p text:style-name="Preformatted_20_Text">import "fmt"</text:p>
      <text:p text:style-name="Preformatted_20_Text"/>
      <text:p text:style-name="Preformatted_20_Text">func main() {</text:p>
      <text:p text:style-name="Preformatted_20_Text"><text:s text:c="4"/>fmt.Printf("hello, world\n")</text:p>
      <text:p text:style-name="P10">}</text:p>
      <text:p text:style-name="Text_20_body">Then compile it with the <text:span text:style-name="Source_20_Text">go</text:span> tool: </text:p>
      <text:p text:style-name="P10">$ <text:span text:style-name="T2">go install github.com/user/hello</text:span></text:p>
      <text:p text:style-name="Text_20_body">The above command will put an executable command named <text:span text:style-name="Source_20_Text">hello</text:span> (or <text:span text:style-name="Source_20_Text">hello.exe</text:span>) inside the <text:span text:style-name="Source_20_Text">bin</text:span> directory of your workspace. Execute the command to see the greeting: </text:p>
      <text:p text:style-name="Preformatted_20_Text">$ <text:span text:style-name="T2">$GOPATH/bin/hello</text:span></text:p>
      <text:p text:style-name="P10">hello, world</text:p>
      <text:p text:style-name="Text_20_body">If you see the "hello, world" message then your Go installation is working. </text:p>
      <text:p text:style-name="Text_20_body"/>
      <text:p text:style-name="P4"><text:bookmark text:name="starting-the-cluster"/><text:soft-page-break/><text:a xlink:type="simple" xlink:href="https://golang.org/doc/install">https://golang.org/doc/install</text:a></text:p>
      <text:p text:style-name="P6"><text:a xlink:type="simple" xlink:href="https://golang.org/doc/install?download=go1.5.2.linux-amd64.tar.gz">https://golang.org/doc/install?download=go1.5.2.linux-amd64.tar.gz</text:a>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09:21:35.561591705</meta:creation-date>
    <dc:date>2016-01-05T16:43:58.674721667</dc:date>
    <meta:editing-duration>PT4H31M21S</meta:editing-duration>
    <meta:editing-cycles>1</meta:editing-cycles>
    <meta:document-statistic meta:table-count="0" meta:image-count="0" meta:object-count="0" meta:page-count="2" meta:paragraph-count="28" meta:word-count="189" meta:character-count="1337" meta:non-whitespace-character-count="1166"/>
    <meta:generator>LibreOffice/4.2.8.2$Linux_X86_64 LibreOffice_project/420m0$Build-2</meta:generator>
  </office:meta>
</office:document-meta>
</file>